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  <style:text-properties style:font-name="Calibri Light" fo:font-size="10pt" fo:font-weight="bold" officeooo:rsid="000cd52a" officeooo:paragraph-rsid="000b00e0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DATABASE IF NOT EXISTS Netflix;<text:line-break/>USE Netflix;<text:line-break/><text:line-break/>CREATE TABLE IF NOT EXISTS Peliculas(<text:line-break/><text:tab/>id_peli int,<text:line-break/><text:tab/>nombre VARCHAR(30),<text:line-break/><text:tab/>duracion INT,<text:line-break/><text:tab/>director VARCHAR(20),<text:line-break/><text:tab/>genero ENUM ('acción', 'drama', 'comedia'),<text:line-break/><text:tab/>nota FLOAT,<text:line-break/><text:tab/>actor INT,<text:line-break/><text:tab/>primary key (id_peli)<text:line-break/>);<text:line-break/><text:line-break/><text:line-break/>CREATE TABLE IF NOT EXISTS Actores(<text:line-break/><text:tab/>id_actor INT,<text:line-break/><text:tab/>nombre VARCHAR(30),<text:line-break/><text:tab/>fecha_nac DATE,<text:line-break/><text:tab/>sueldo INT,<text:line-break/><text:tab/>sexo ENUM ('femenino', 'masculino', 'otros'),<text:line-break/><text:tab/>primary key (id_actor)<text:line-break/>);<text:line-break/><text:line-break/>INSERT INTO Actores(id_actor, nombre, fecha_nac, sueldo, sexo) VALUES<text:line-break/><text:tab/>(101, 'Leonardo', '1980-12-01' , 3000000, 'masculino'),<text:line-break/><text:tab/>(102, 'Julia', '1997-09-09' , 1000000, 'femenino'),<text:line-break/><text:tab/>(103, 'Brad', '1983-02-02' , 700000, 'masculino'),<text:line-break/><text:tab/>(104, 'Carlos', '1986-03-03' , 250000, 'masculino'),<text:line-break/><text:tab/>(105, 'Santiago', '1970-04-04' , 4000000, 'masculino'),<text:line-break/><text:tab/>(106, 'Penelope', '1976-05-05' , 23000, 'femenino'),<text:line-break/><text:tab/>(107, 'Noa', '1981-06-06' , 770000, 'otros'),<text:line-break/><text:tab/>(108, 'Jon', '1996-07-07' , 6000, 'otros');<text:line-break/><text:line-break/>INSERT INTO Peliculas (nombre, duracion, director, genero, nota, id_peli, actor) VALUES<text:line-break/><text:tab/>('Bright', 120, 'Fernando', 'acción', 3.1, 1, 101),<text:line-break/><text:tab/>('Frida', 100, 'Daniel', 'drama', 7.6, 2, 101),<text:line-break/><text:tab/>('Los dos papas', 160, 'Adrián', 'comedia', 8.3, 3, 102),<text:line-break/><text:tab/>('Animales nocturnos', 185, 'Tomás', 'drama', 9.5, 4, 107),<text:line-break/><text:tab/>('Oceans Eleven', 150, 'Nuria', 'acción', 3.5, 5, 104),<text:line-break/><text:tab/>('Buscando a Nemo', 120, 'Jon', 'acción', 2.1, 6, 103),<text:line-break/><text:tab/>('El Hoyo', 110, 'Ivan', 'acción', 9.9, 7, 105),<text:line-break/><text:tab/>('Diamante en bruto', 140, 'Paola', 'acción', 7, 8, 101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08:08:39.453000000</meta:creation-date>
    <dc:date>2024-12-13T08:09:18.726000000</dc:date>
    <meta:editing-duration>PT39S</meta:editing-duration>
    <meta:editing-cycles>1</meta:editing-cycles>
    <meta:document-statistic meta:table-count="0" meta:image-count="0" meta:object-count="0" meta:page-count="1" meta:paragraph-count="1" meta:word-count="190" meta:character-count="1461" meta:non-whitespace-character-count="1237"/>
    <meta:generator>LibreOffice/24.8.0.3$Windows_X86_64 LibreOffice_project/0bdf1299c94fe897b119f97f3c613e9dca6be583</meta:generator>
  </office:meta>
</office:document-meta>
</file>